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53.18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92.8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37.6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enrich0001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5608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Les Ulis Cedex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Spiering, Christian</text:p>
          </table:table-cell>
          <table:table-cell office:value-type="string" calcext:value-type="string">
            <text:p>Cosmic rays, gamma rays, and neutrinos : A survey of 100 years of resear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iering Cosmic rays gamma rays and neutrinos 2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113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nd rev. and enl.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Hess, Wilmot N.</text:p>
          </table:table-cell>
          <table:table-cell office:value-type="string" calcext:value-type="string">
            <text:p>Introduction to space science :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Hess Introduction space science 19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168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Pergamon</text:p>
          </table:table-cell>
          <table:table-cell office:value-type="string" calcext:value-type="string">
            <text:p>Ginzburg, V. L.</text:p>
          </table:table-cell>
          <table:table-cell office:value-type="string" calcext:value-type="string">
            <text:p>The origin of cosmic rays : 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Ginzburg The origin cosmic rays 19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182|</text:p>
          </table:table-cell>
          <table:table-cell office:value-type="string" calcext:value-type="string">
            <text:p>3540056076 ; 0387056076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Unsoeld, Albrecht</text:p>
          </table:table-cell>
          <table:table-cell office:value-type="string" calcext:value-type="string">
            <text:p>Sterne und Menschen : Aufsaetze und Vortrae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Unsoeld Sterne und Menschen 19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286|</text:p>
          </table:table-cell>
          <table:table-cell office:value-type="string" calcext:value-type="string">
            <text:p>3879400520|</text:p>
          </table:table-cell>
          <table:table-cell/>
          <table:table-cell office:value-type="string" calcext:value-type="string">
            <text:p>Konstanz</text:p>
          </table:table-cell>
          <table:table-cell office:value-type="string" calcext:value-type="string">
            <text:p>Univ.-Verl.</text:p>
          </table:table-cell>
          <table:table-cell office:value-type="string" calcext:value-type="string">
            <text:p>Dehnen, Heinz</text:p>
          </table:table-cell>
          <table:table-cell office:value-type="string" calcext:value-type="string">
            <text:p>Ueber den Endzustand der Materie :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ehnen Ueber den Endzustand der Materie 19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288|</text:p>
          </table:table-cell>
          <table:table-cell office:value-type="string" calcext:value-type="string">
            <text:p>9781907962073|</text:p>
          </table:table-cell>
          <table:table-cell/>
          <table:table-cell office:value-type="string" calcext:value-type="string">
            <text:p>Reading</text:p>
          </table:table-cell>
          <table:table-cell office:value-type="string" calcext:value-type="string">
            <text:p>123 Books</text:p>
          </table:table-cell>
          <table:table-cell office:value-type="string" calcext:value-type="string">
            <text:p>Rose, Robert</text:p>
          </table:table-cell>
          <table:table-cell office:value-type="string" calcext:value-type="string">
            <text:p>Dark matter, dark energy and the quantum wavefunction 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e Dark matter dark energy and the quantum wavefunction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432|</text:p>
          </table:table-cell>
          <table:table-cell office:value-type="string" calcext:value-type="string">
            <text:p>3764326123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Murdin, Paul</text:p>
          </table:table-cell>
          <table:table-cell office:value-type="string" calcext:value-type="string">
            <text:p>Flammendes Finale : Spektakulaere Ergebnisse der Supernovaforschung.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urdin Flammendes Finale 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583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, verb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rania-Verl.</text:p>
          </table:table-cell>
          <table:table-cell office:value-type="string" calcext:value-type="string">
            <text:p>Herrmann, Dieter B.</text:p>
          </table:table-cell>
          <table:table-cell office:value-type="string" calcext:value-type="string">
            <text:p>Entdecker des Himmels :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errmann Entdecker des Himmels 19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614|</text:p>
          </table:table-cell>
          <table:table-cell office:value-type="string" calcext:value-type="string">
            <text:p>3332005545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Lindner, Klaus</text:p>
          </table:table-cell>
          <table:table-cell office:value-type="string" calcext:value-type="string">
            <text:p>Anfang und Ende der Welt : Eine Geschichte des Kosmo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indner Anfang und Ende der Welt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832|</text:p>
          </table:table-cell>
          <table:table-cell office:value-type="string" calcext:value-type="string">
            <text:p>3411014113|</text:p>
          </table:table-cell>
          <table:table-cell office:value-type="string" calcext:value-type="string">
            <text:p>8. Aufl.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Schurig, R.</text:p>
          </table:table-cell>
          <table:table-cell office:value-type="string" calcext:value-type="string">
            <text:p>Himmelsatlas : (Tabulae caelestes). Enthaelt alle mit blossem Auge sichtbaren Sterne beider Hemisphaeren fuer das Aequinoktium 1950.0 auf 8 dreifarbigen Karten und eine Mondkart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churig Himmelsatlas 19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699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scow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Hawking, S. W.</text:p>
          </table:table-cell>
          <table:table-cell office:value-type="string" calcext:value-type="string">
            <text:p>General relativity : An Einstein centenary surve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awking General relativity 1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7101|</text:p>
          </table:table-cell>
          <table:table-cell office:value-type="string" calcext:value-type="string">
            <text:p>3492205186|</text:p>
          </table:table-cell>
          <table:table-cell office:value-type="string" calcext:value-type="string">
            <text:p>4., aktual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Fritsch, Harald</text:p>
          </table:table-cell>
          <table:table-cell office:value-type="string" calcext:value-type="string">
            <text:p>Vom Urknall zum Zerfall : Die Welt zwischen Anfang und End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ritsch Vom Urknall zum Zerfall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7214|</text:p>
          </table:table-cell>
          <table:table-cell office:value-type="string" calcext:value-type="string">
            <text:p>3764329785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Peterson, Ivars</text:p>
          </table:table-cell>
          <table:table-cell office:value-type="string" calcext:value-type="string">
            <text:p>Was Newton nicht wusste : Chaos im Sonnensystem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eterson Was Newton nicht wusste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7280|</text:p>
          </table:table-cell>
          <table:table-cell office:value-type="string" calcext:value-type="string">
            <text:p>3421027552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Kippenhahn, Rudolf</text:p>
          </table:table-cell>
          <table:table-cell office:value-type="string" calcext:value-type="string">
            <text:p>Der Stern, von dem wir leben : Den Geheimnissen der Sonne auf der Spu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Kippenhahn Der Stern von dem wir leben 1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7638|</text:p>
          </table:table-cell>
          <table:table-cell office:value-type="string" calcext:value-type="string">
            <text:p>|</text:p>
          </table:table-cell>
          <table:table-cell table:style-name="ce1" office:value-type="date" office:date-value="2006-11-01" calcext:value-type="date">
            <text:p>01/11/06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SY</text:p>
          </table:table-cell>
          <table:table-cell/>
          <table:table-cell office:value-type="string" calcext:value-type="string">
            <text:p>Ergebnisberichte 2005-2006 aus den Bereichen Astrophysik, Astroteilchenphysik :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rgebnisberichte 2005-2006 aus den Bereichen Astrophysik Astroteilchenphysik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7841|</text:p>
          </table:table-cell>
          <table:table-cell office:value-type="string" calcext:value-type="string">
            <text:p>9783943702538|</text:p>
          </table:table-cell>
          <table:table-cell office:value-type="string" calcext:value-type="string">
            <text:p>1., unveraend. Neu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Wiss.</text:p>
          </table:table-cell>
          <table:table-cell/>
          <table:table-cell office:value-type="string" calcext:value-type="string">
            <text:p>Raum, Zeit, Materie : Die groessten Geheimnisse des Kosmo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aum Zeit Materie 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8304|</text:p>
          </table:table-cell>
          <table:table-cell office:value-type="string" calcext:value-type="string">
            <text:p>3570122530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Bertelsmann</text:p>
          </table:table-cell>
          <table:table-cell office:value-type="string" calcext:value-type="string">
            <text:p>Smoot, George</text:p>
          </table:table-cell>
          <table:table-cell office:value-type="string" calcext:value-type="string">
            <text:p>Das Echo der Zeit : Auf den Spuren der Entstehung des Universum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moot Das Echo der Zeit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8329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Teubner</text:p>
          </table:table-cell>
          <table:table-cell office:value-type="string" calcext:value-type="string">
            <text:p>Gubarew, W.</text:p>
          </table:table-cell>
          <table:table-cell office:value-type="string" calcext:value-type="string">
            <text:p>Kosmische Trilogie : Automatische Raumstationen im All, Raumfahrtunternehmen zum Mars, zum Mond und zur Venu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ubarew Kosmische Trilogie 19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8752|</text:p>
          </table:table-cell>
          <table:table-cell office:value-type="string" calcext:value-type="string">
            <text:p>9781481284080|</text:p>
          </table:table-cell>
          <table:table-cell office:value-type="string" calcext:value-type="string">
            <text:p>2nd ed.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CreateSpace Independent Publ.</text:p>
          </table:table-cell>
          <table:table-cell office:value-type="string" calcext:value-type="string">
            <text:p>Perrenod, Stephen</text:p>
          </table:table-cell>
          <table:table-cell office:value-type="string" calcext:value-type="string">
            <text:p>Dark matter, dark energy, dark gravity : Enabling a universe that supports intelligent lif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errenod Dark matter dark energy dark gravity 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8753|</text:p>
          </table:table-cell>
          <table:table-cell office:value-type="string" calcext:value-type="string">
            <text:p>0517001926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Crescent Books</text:p>
          </table:table-cell>
          <table:table-cell office:value-type="string" calcext:value-type="string">
            <text:p>Moore, Patrick</text:p>
          </table:table-cell>
          <table:table-cell office:value-type="string" calcext:value-type="string">
            <text:p>The atlas of the solar system :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Moore The atlas the solar system 199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7" meta:object-count="0"/>
    <meta:generator>LibreOffice/6.0.3.2$Linux_X86_64 LibreOffice_project/00m0$Build-2</meta:generator>
  </office:meta>
</office:document-meta>
</file>